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style:font-name="Segoe UI Emoji" style:font-name-complex="Segoe UI Emoji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style="italic" style:font-style-asian="italic" style:font-style-complex="italic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Normal" style:list-style-name="LFO2" style:family="paragraph"/>
    <style:style style:name="P28" style:parent-style-name="Normal" style:list-style-name="LFO2" style:family="paragraph"/>
    <style:style style:name="P29" style:parent-style-name="Normal" style:list-style-name="LFO2" style:family="paragraph"/>
    <style:style style:name="P30" style:parent-style-name="Normal" style:list-style-name="LFO2" style:family="paragraph"/>
    <style:style style:name="P31" style:parent-style-name="Normal" style:list-style-name="LFO2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P34" style:parent-style-name="Normal" style:list-style-name="LFO3" style:family="paragraph"/>
    <style:style style:name="P35" style:parent-style-name="Normal" style:list-style-name="LFO3" style:family="paragraph"/>
    <style:style style:name="P36" style:parent-style-name="Normal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language="nb" fo:country="NO"/>
    </style:style>
    <style:style style:name="T42" style:parent-style-name="DefaultParagraphFont" style:family="text">
      <style:text-properties fo:language="nb" fo:country="NO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language="nb" fo:country="NO"/>
    </style:style>
    <style:style style:name="P46" style:parent-style-name="Normal" style:family="paragraph">
      <style:text-properties fo:language="nb" fo:country="NO"/>
    </style:style>
    <style:style style:name="P47" style:parent-style-name="Normal" style:family="paragraph">
      <style:text-properties fo:language="nb" fo:country="NO"/>
    </style:style>
    <style:style style:name="T48" style:parent-style-name="DefaultParagraphFont" style:family="text">
      <style:text-properties fo:language="nb" fo:country="NO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language="nb" fo:country="NO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list-style-name="LFO4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4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4" style:family="paragraph"/>
    <style:style style:name="P62" style:parent-style-name="Normal" style:list-style-name="LFO4" style:family="paragraph"/>
    <style:style style:name="P63" style:parent-style-name="Normal" style:list-style-name="LFO4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4" style:family="paragraph"/>
    <style:style style:name="P66" style:parent-style-name="Normal" style:list-style-name="LFO4" style:family="paragraph"/>
    <style:style style:name="P67" style:parent-style-name="Normal" style:list-style-name="LFO4" style:family="paragraph"/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5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5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list-style-name="LFO6" style:family="paragraph"/>
    <style:style style:name="P79" style:parent-style-name="Normal" style:list-style-name="LFO6" style:family="paragraph"/>
    <style:style style:name="P80" style:parent-style-name="Normal" style:list-style-name="LFO6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6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6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1) Get the tests running (green baseline)</text:p>
      <text:p text:style-name="Normal"><text:span text:style-name="T2">A. Make services start deterministically</text:span></text:p>
      <text:list text:style-name="LFO1" text:continue-numbering="true">
        <text:list-item>
          <text:p text:style-name="P3">Ensure db has a healthcheck (you added it<text:s/><text:span text:style-name="T4">✅</text:span>).</text:p>
        </text:list-item>
        <text:list-item>
          <text:p text:style-name="P5">Make all services that touch DB use:</text:p>
        </text:list-item>
        <text:list-item>
          <text:p text:style-name="P6">depends_on:</text:p>
        </text:list-item>
        <text:list-item>
          <text:p text:style-name="P7"><text:s text:c="2"/>db:</text:p>
        </text:list-item>
        <text:list-item>
          <text:p text:style-name="P8"><text:s text:c="4"/>condition: service_healthy</text:p>
        </text:list-item>
        <text:list-item>
          <text:p text:style-name="P9">Ensure envs exist in .env:</text:p>
        </text:list-item>
        <text:list-item>
          <text:p text:style-name="P10">POSTGRES_USER=postgres</text:p>
        </text:list-item>
        <text:list-item>
          <text:p text:style-name="P11">POSTGRES_PASSWORD=postgres</text:p>
        </text:list-item>
        <text:list-item>
          <text:p text:style-name="P12">POSTGRES_DB=astro_reason</text:p>
        </text:list-item>
        <text:list-item>
          <text:p text:style-name="P13">DATABASE_URL=postgresql://postgres:postgres@db:5432/astro_reason</text:p>
        </text:list-item>
        <text:list-item>
          <text:p text:style-name="P14">PG_DSN=postgresql://postgres:postgres@db:5432/astro_reason</text:p>
        </text:list-item>
        <text:list-item>
          <text:p text:style-name="P15">REDIS_URL=redis://redis:6379/0</text:p>
        </text:list-item>
        <text:list-item>
          <text:p text:style-name="P16">MINIO_ENDPOINT=http://minio:9000</text:p>
        </text:list-item>
        <text:list-item>
          <text:p text:style-name="P17">MINIO_ACCESS_KEY=minio</text:p>
        </text:list-item>
        <text:list-item>
          <text:p text:style-name="P18">MINIO_SECRET_KEY=minio123</text:p>
        </text:list-item>
        <text:list-item>
          <text:p text:style-name="P19">If a service is one-shot (e.g., ingest), make sure it exits<text:s/><text:span text:style-name="T20">0</text:span><text:s/>on success.</text:p>
        </text:list-item>
      </text:list>
      <text:p text:style-name="Normal"><text:span text:style-name="T21">B. Start infra, then services</text:span></text:p>
      <text:p text:style-name="Normal">docker compose -f docker-compose.yml -f compose/compose.dev.yml build --progress=plain</text:p>
      <text:p text:style-name="Normal">docker compose -f docker-compose.yml -f compose/compose.dev.yml up -d db redis minio</text:p>
      <text:p text:style-name="Normal">docker compose -f docker-compose.yml -f compose/compose.dev.yml logs -f db <text:s/># wait "ready"</text:p>
      <text:p text:style-name="Normal">docker compose -f docker-compose.yml -f compose/compose.dev.yml up -d <text:s/># bring up the rest</text:p>
      <text:p text:style-name="Normal">docker compose -f docker-compose.yml -f compose/compose.dev.yml ps</text:p>
      <text:soft-page-break/>
      <text:p text:style-name="Normal"><text:span text:style-name="T22">C. Run tests</text:span></text:p>
      <text:list text:style-name="LFO2" text:continue-numbering="true">
        <text:list-item>
          <text:p text:style-name="P23">If tests<text:s/><text:span text:style-name="T24">don’t</text:span><text:s/>need one-shot jobs:<text:line-break/>docker compose -f docker-compose.yml -f compose/compose.dev.yml -f docker-compose.test.yml run --rm --no-deps tests</text:p>
        </text:list-item>
        <text:list-item>
          <text:p text:style-name="P25">If they<text:s/><text:span text:style-name="T26">do</text:span><text:s/>need one-shot jobs (e.g., ingest): in docker-compose.test.yml:</text:p>
        </text:list-item>
        <text:list-item>
          <text:p text:style-name="P27">services:</text:p>
        </text:list-item>
        <text:list-item>
          <text:p text:style-name="P28"><text:s text:c="2"/>tests:</text:p>
        </text:list-item>
        <text:list-item>
          <text:p text:style-name="P29"><text:s text:c="4"/>depends_on:</text:p>
        </text:list-item>
        <text:list-item>
          <text:p text:style-name="P30"><text:s text:c="6"/>ingest:</text:p>
        </text:list-item>
        <text:list-item>
          <text:p text:style-name="P31"><text:s text:c="8"/>condition: service_completed_successfully</text:p>
        </text:list-item>
      </text:list>
      <text:p text:style-name="Normal">Then:<text:line-break/>docker compose -f docker-compose.yml -f compose/compose.dev.yml -f docker-compose.test.yml run --rm tests</text:p>
      <text:p text:style-name="Normal"><text:span text:style-name="T32">D. Minimal smoke tests to add (fast)</text:span></text:p>
      <text:list text:style-name="LFO3" text:continue-numbering="true">
        <text:list-item>
          <text:p text:style-name="P33">“DB ping” test (connect via PG_DSN).</text:p>
        </text:list-item>
        <text:list-item>
          <text:p text:style-name="P34">“API alive” test (GET /healthz on api, resolver, embeddings).</text:p>
        </text:list-item>
        <text:list-item>
          <text:p text:style-name="P35">If ingest is one-shot: assert expected rows exist in bio_text.</text:p>
        </text:list-item>
      </text:list>
      <text:p text:style-name="Normal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P36">2) Wire Redis as your internal MQ (reads → writes)</text:p>
      <text:p text:style-name="Normal">You have two simple options. Pick<text:s/><text:span text:style-name="T37">one</text:span><text:s/>now; you can swap later.</text:p>
      <text:p text:style-name="P38">Option A: RQ (dead-simple job queue)</text:p>
      <text:p text:style-name="Normal"><text:span text:style-name="T39">Install</text:span><text:s/>in workers: pip install rq redis</text:p>
      <text:p text:style-name="Normal"><text:span text:style-name="T40">api</text:span><text:s/>(enqueue):</text:p>
      <text:p text:style-name="Normal"># service/api/src/jobs.py</text:p>
      <text:p text:style-name="Normal">import os, json</text:p>
      <text:p text:style-name="Normal">from redis import Redis</text:p>
      <text:p text:style-name="Normal">from rq import Queue</text:p>
      <text:p text:style-name="Normal"/>
      <text:p text:style-name="Normal">redis = Redis.from_url(os.getenv("REDIS_URL", "redis://redis:6379/0"))</text:p>
      <text:p text:style-name="Normal">q = Queue("default", connection=redis)</text:p>
      <text:p text:style-name="Normal"/>
      <text:p text:style-name="P41">def enqueue_ingest(qid: str, lang: str = "en"):</text:p>
      <text:p text:style-name="Normal"><text:span text:style-name="T42"><text:s text:c="4"/></text:span>return q.enqueue("worker.ingest.fetch_and_store", qid, lang) <text:s/># dotted path</text:p>
      <text:p text:style-name="Normal"><text:span text:style-name="T43">worker</text:span><text:s/>(consumer):</text:p>
      <text:p text:style-name="Normal"># service/traits/worker.py (or a dedicated ingest worker)</text:p>
      <text:p text:style-name="Normal">def fetch_and_store(qid: str, lang: str):</text:p>
      <text:p text:style-name="Normal"><text:s text:c="4"/># fetch wiki text → write to Postgres → publish event (optional)</text:p>
      <text:p text:style-name="Normal"><text:s text:c="4"/>...</text:p>
      <text:p text:style-name="Normal"/>
      <text:p text:style-name="Normal"># entrypoint (Dockerfile CMD) for worker container:</text:p>
      <text:p text:style-name="Normal"># CMD ["rq", "worker", "-u", "redis://redis:6379/0", "default"]</text:p>
      <text:p text:style-name="Normal"><text:span text:style-name="T44">Compose</text:span><text:s/>(worker service):</text:p>
      <text:p text:style-name="Normal">worker:</text:p>
      <text:p text:style-name="Normal"><text:s text:c="2"/>build: ./service/traits</text:p>
      <text:p text:style-name="Normal"><text:s text:c="2"/>env_file: ./.env</text:p>
      <text:p text:style-name="Normal"><text:s text:c="2"/><text:span text:style-name="T45">environment:</text:span></text:p>
      <text:p text:style-name="P46"><text:s text:c="4"/>REDIS_URL: ${REDIS_URL}</text:p>
      <text:p text:style-name="P47"><text:s text:c="4"/>DATABASE_URL: ${DATABASE_URL}</text:p>
      <text:p text:style-name="Normal"><text:span text:style-name="T48"><text:s text:c="2"/></text:span>depends_on:</text:p>
      <text:p text:style-name="Normal"><text:s text:c="4"/>db:</text:p>
      <text:p text:style-name="Normal"><text:s text:c="6"/>condition: service_healthy</text:p>
      <text:p text:style-name="Normal"><text:s text:c="4"/>redis:</text:p>
      <text:p text:style-name="Normal"><text:s text:c="6"/>condition: service_started</text:p>
      <text:soft-page-break/>
      <text:p text:style-name="P49">Option B: Redis Pub/Sub (event bus style)</text:p>
      <text:p text:style-name="Normal"><text:span text:style-name="T50">publisher</text:span>:</text:p>
      <text:p text:style-name="Normal">import os, json</text:p>
      <text:p text:style-name="Normal">import redis</text:p>
      <text:p text:style-name="P51">r = redis.from_url(os.getenv("REDIS_URL"))</text:p>
      <text:p text:style-name="Normal">r.publish("text_ready", json.dumps({"person_id": pid, "rev_id": rev}))</text:p>
      <text:p text:style-name="Normal"><text:span text:style-name="T52">subscriber</text:span>:</text:p>
      <text:p text:style-name="Normal">import os, json, redis</text:p>
      <text:p text:style-name="Normal">r = redis.from_url(os.getenv("REDIS_URL"))</text:p>
      <text:p text:style-name="Normal">ps = r.pubsub()</text:p>
      <text:p text:style-name="Normal">ps.subscribe("text_ready")</text:p>
      <text:p text:style-name="Normal">for msg in ps.listen():</text:p>
      <text:p text:style-name="Normal"><text:s text:c="4"/>if msg["type"] == "message":</text:p>
      <text:p text:style-name="Normal"><text:s text:c="8"/>payload = json.loads(msg["data"])</text:p>
      <text:p text:style-name="Normal"><text:s text:c="8"/># process → embed → store</text:p>
      <text:p text:style-name="Normal"><text:span text:style-name="T53">Tip:</text:span><text:s/>Pub/Sub is fire-and-forget; for guaranteed delivery &amp; retries, use RQ (or Redis Streams).</text:p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P54">3) Minimal test plan for the “reads → writes” flow</text:p>
      <text:list text:style-name="LFO4" text:continue-numbering="true">
        <text:list-item>
          <text:p text:style-name="P55"><text:span text:style-name="T56">Seed</text:span><text:s/>a small fixture (person with qid) into DB (SQL in test container).</text:p>
        </text:list-item>
        <text:list-item>
          <text:p text:style-name="P57"><text:span text:style-name="T58">Call API</text:span><text:s/>endpoint that enqueues ingest.</text:p>
        </text:list-item>
        <text:list-item>
          <text:p text:style-name="P59"><text:span text:style-name="T60">Wait</text:span><text:s/>for job completion:</text:p>
          <text:list text:continue-numbering="true">
            <text:list-item>
              <text:p text:style-name="P61">RQ: poll job status via Redis/job id.</text:p>
            </text:list-item>
            <text:list-item>
              <text:p text:style-name="P62">Pub/Sub: test harness can subscribe and detect “done” event.</text:p>
            </text:list-item>
          </text:list>
        </text:list-item>
        <text:list-item>
          <text:p text:style-name="P63"><text:span text:style-name="T64">Assert</text:span>:</text:p>
          <text:list text:continue-numbering="true">
            <text:list-item>
              <text:p text:style-name="P65">bio_text.text is not null (and/or text_uri present),</text:p>
            </text:list-item>
            <text:list-item>
              <text:p text:style-name="P66">chunks/embeddings rows exist,</text:p>
            </text:list-item>
            <text:list-item>
              <text:p text:style-name="P67">resolver/search returns matches.</text:p>
            </text:list-item>
          </text:list>
        </text:list-item>
      </text:list>
      <text:p text:style-name="Normal">Example (pytest integration test):</text:p>
      <text:p text:style-name="Normal">def test_ingest_to_search_flow():</text:p>
      <text:p text:style-name="Normal"><text:s text:c="4"/># 1) seed</text:p>
      <text:p text:style-name="Normal"><text:s text:c="4"/># 2) POST /ingest/persons</text:p>
      <text:p text:style-name="Normal"><text:s text:c="4"/># 3) poll Redis/RQ until job finished (timeout)</text:p>
      <text:p text:style-name="Normal"><text:s text:c="4"/># 4) assert DB rows + /search returns something</text:p>
      <text:p text:style-name="Normal"><text:s text:c="4"/>assert True</text:p>
      <text:p text:style-name="Normal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P68">4) Small but important hardening</text:p>
      <text:list text:style-name="LFO5" text:continue-numbering="true">
        <text:list-item>
          <text:p text:style-name="P69"><text:span text:style-name="T70">Healthchecks</text:span>: /healthz on every FastAPI service; Redis + MinIO healthchecks help startup order.</text:p>
        </text:list-item>
        <text:list-item>
          <text:p text:style-name="P71"><text:span text:style-name="T72">Retries</text:span>: Wrap internal HTTP calls (api → embeddings/resolver) with timeouts + retries.</text:p>
        </text:list-item>
        <text:list-item>
          <text:p text:style-name="P73"><text:span text:style-name="T74">Idempotency</text:span>: Workers should safely handle duplicate messages.</text:p>
        </text:list-item>
        <text:list-item>
          <text:p text:style-name="P75"><text:span text:style-name="T76">Logging</text:span>: Include request/job IDs to trace across services.</text:p>
        </text:list-item>
      </text:list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P77">TL;DR</text:p>
      <text:list text:style-name="LFO6" text:continue-numbering="true">
        <text:list-item>
          <text:p text:style-name="P78">Get green with a basic smoke suite (DB, /healthz, one ingest path).</text:p>
        </text:list-item>
        <text:list-item>
          <text:p text:style-name="P79">Use Redis as your MQ:</text:p>
          <text:list text:continue-numbering="true">
            <text:list-item>
              <text:p text:style-name="P80"><text:span text:style-name="T81">RQ</text:span><text:s/>for queued jobs (recommended), or</text:p>
            </text:list-item>
            <text:list-item>
              <text:p text:style-name="P82"><text:span text:style-name="T83">Pub/Sub</text:span><text:s/>for lightweight events.</text:p>
            </text:list-item>
          </text:list>
        </text:list-item>
        <text:list-item>
          <text:p text:style-name="P84">Keep the rest simple for now—once this loop is green, you’ve proven code + wiring + value chain, and you can iterate safely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or Jørund Nydal</meta:initial-creator>
    <dc:creator>Thor Jørund Nydal</dc:creator>
    <meta:creation-date>2025-11-07T13:48:00Z</meta:creation-date>
    <dc:date>2025-11-07T13:49:00Z</dc:date>
    <meta:template xlink:href="Normal" xlink:type="simple"/>
    <meta:editing-cycles>1</meta:editing-cycles>
    <meta:editing-duration>PT60S</meta:editing-duration>
    <meta:document-statistic meta:page-count="5" meta:paragraph-count="9" meta:word-count="694" meta:character-count="4645" meta:row-count="33" meta:non-whitespace-character-count="3960"/>
  </office:meta>
</office:document-meta>
</file>